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, 'Droid Sans Fallback'"/>
    <style:font-face style:name="DejaVu Sans1" svg:font-family="'DejaVu Sans'" style:font-family-generic="swiss"/>
    <style:font-face style:name="Tahoma" svg:font-family="Tahoma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in" fo:border-left="none" fo:border-right="none" fo:border-top="0.0071in solid #000000" fo:border-bottom="none" style:shadow="none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Tahoma"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ahoma" fo:font-weight="bold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ahoma" fo:background-color="transparent"/>
    </style:style>
    <style:style style:name="P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Droid Sans Mono" fo:font-size="12pt" fo:font-weight="normal" fo:background-color="transparent"/>
    </style:style>
    <style:style style:name="P6" style:family="paragraph" style:parent-style-name="Standard">
      <style:paragraph-properties style:line-height-at-least="0.2291in" fo:background-color="transparent">
        <style:background-image/>
      </style:paragraph-properties>
      <style:text-properties style:use-window-font-color="true" style:font-name="Droid Sans Mono" fo:font-size="12pt" fo:font-weight="normal" fo:background-color="transparent"/>
    </style:style>
    <style:style style:name="P7" style:family="paragraph" style:parent-style-name="Standard">
      <style:paragraph-properties style:line-height-at-least="0.2291in" fo:background-color="transparent">
        <style:background-image/>
      </style:paragraph-properties>
      <style:text-properties style:use-window-font-color="true" fo:background-color="transparent"/>
    </style:style>
    <style:style style:name="T1" style:family="text">
      <style:text-properties fo:color="#f92672"/>
    </style:style>
    <style:style style:name="T2" style:family="text">
      <style:text-properties fo:color="#fd971f"/>
    </style:style>
    <style:style style:name="T3" style:family="text">
      <style:text-properties fo:color="#e6db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rn JavaScript NetNinja - Shaun</text:p>
      <text:p text:style-name="P4"/>
      <text:p text:style-name="P4"/>
      <text:p text:style-name="P3">Section 01 - Introduction</text:p>
      <text:p text:style-name="P4"/>
      <text:p text:style-name="P4">VSCode</text:p>
      <text:p text:style-name="P4"/>
      <text:p text:style-name="P4">Install extensions:</text:p>
      <text:p text:style-name="P3">LiveServer</text:p>
      <text:p text:style-name="P3">Material Icon Theme</text:p>
      <text:p text:style-name="P3">Monokai++ Theme</text:p>
      <text:p text:style-name="P4"/>
      <text:p text:style-name="P3">Section 02 - JavaScript Basics</text:p>
      <text:p text:style-name="P4"/>
      <text:p text:style-name="P4">Adding JS to a web page</text:p>
      <text:p text:style-name="P4">Anywhere in the head tag or anywhere in the body tag</text:p>
      <text:p text:style-name="P4"/>
      <text:p text:style-name="P5">&lt;!DOCTYPE html&gt;</text:p>
      <text:p text:style-name="P6">&lt;html lang="en"&gt;</text:p>
      <text:p text:style-name="P6">&lt;head&gt;</text:p>
      <text:p text:style-name="P6">&lt;meta charset="UTF-8"&gt;</text:p>
      <text:p text:style-name="P6">&lt;meta name="viewport" content="width=device-width, initial-scale=1.0"&gt;</text:p>
      <text:p text:style-name="P6">&lt;title&gt;Document&lt;/title&gt;</text:p>
      <text:p text:style-name="P7"/>
      <text:p text:style-name="P6">&lt;/head&gt;</text:p>
      <text:p text:style-name="P6">&lt;body&gt;</text:p>
      <text:p text:style-name="P6">&lt;h1&gt;Test&lt;/h1&gt;</text:p>
      <text:p text:style-name="P6">&lt;!--</text:p>
      <text:p text:style-name="P6">Preferably to be added before the end of body tag</text:p>
      <text:p text:style-name="P6">But if you have more JS definitely in an external file</text:p>
      <text:p text:style-name="P6">Our case sandbox.js</text:p>
      <text:p text:style-name="P6">--&gt;</text:p>
      <text:p text:style-name="P6">&lt;script src = "sandbox.js"&gt; &lt;/script&gt;</text:p>
      <text:p text:style-name="P6">&lt;/body&gt;</text:p>
      <text:p text:style-name="P6">&lt;/html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, 'Droid Sans Fallback'"/>
    <style:font-face style:name="DejaVu Sans1" svg:font-family="'DejaVu Sans'" style:font-family-generic="swiss"/>
    <style:font-face style:name="Tahoma" svg:font-family="Tahoma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in" fo:border-left="none" fo:border-right="none" fo:border-top="0.0071in solid #000000" fo:border-bottom="none" style:shadow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1T10:01:25</meta:creation-date>
    <dc:date>2020-09-01T11:20:30</dc:date>
    <meta:editing-duration>PT1H19M5S</meta:editing-duration>
    <meta:editing-cycles>5</meta:editing-cycles>
    <meta:generator>OpenOffice/4.1.7$Unix OpenOffice.org_project/417m1$Build-9800</meta:generator>
    <meta:document-statistic meta:table-count="0" meta:image-count="0" meta:object-count="0" meta:page-count="2" meta:paragraph-count="28" meta:word-count="90" meta:character-count="592"/>
  </office:meta>
</office:document-meta>
</file>